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lujo de la App</text:p>
      <text:p text:style-name="Standard"/>
      <text:p text:style-name="Standard">Una vez ingresado el usuario ( QUE VALIDA CON DJANGO USER MODEL), debemos mostrar en el dashboard de la app todas las cuentas contables. </text:p>
      <text:p text:style-name="Standard"/>
      <text:p text:style-name="Standard">Estas deben tener <text:span text:style-name="T1">NOMBRE, TOTAL PRESUPUESTADO</text:span> y los totales <text:span text:style-name="T1">RESERVADOS</text:span> e <text:span text:style-name="T1">IMPUTADOS</text:span> ( que salen de los modelos reservas y ordenpago respectivamente de cada cuenta).</text:p>
      <text:p text:style-name="Standard"/>
      <text:p text:style-name="Standard">Al hacer click sobre cada una de ellas, debería mostrar tipo resumen de cuenta, ordenado por Fecha de grabación, los movimientos que tuvo la cuenta, estos serían todas las RESERVAS y ORDENES PAGO hasta la fecha, que se han generado por esa cuenta. </text:p>
      <text:p text:style-name="Standard">Estos movimientos, podrian ser visualizados en grilla, y al hacer click sobre cada uno, deberíamos poder ingresar a visualizar el movimiento correspondiente en pantalla .</text:p>
      <text:p text:style-name="Standard">Si el usuario logueado tiene perfil de Administrador, debe poder agregar en esa pantalla Reservas y Ordenes de Pago.</text:p>
      <text:p text:style-name="Standard"/>
      <text:p text:style-name="Standard"/>
      <text:p text:style-name="Standard">El usuario OPERADOR, solo puede visualizar la app, no puede regisrar Reservas ni Ordenes de PAGO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文泉驛微米黑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Gracia</meta:initial-creator>
    <meta:creation-date>2013-11-30T15:31:43</meta:creation-date>
    <dc:date>2013-11-30T15:41:52</dc:date>
    <dc:creator>Marcelo Gracia</dc:creator>
    <meta:editing-duration>PT10M11S</meta:editing-duration>
    <meta:editing-cycles>2</meta:editing-cycles>
    <meta:generator>OpenOffice/4.0.0$Unix OpenOffice.org_project/400m3$Build-9702</meta:generator>
    <meta:document-statistic meta:table-count="0" meta:image-count="0" meta:object-count="0" meta:page-count="1" meta:paragraph-count="7" meta:word-count="156" meta:character-count="946"/>
  </office:meta>
</office:document-meta>
</file>